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3" style:family="table-cell" style:parent-style-name="Default" style:data-style-name="N116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F$5:.$F$7])" style:apply-style-name="Untitled2" style:base-cell-address="Sheet1.F5"/>
    </style:style>
    <style:style style:name="ce6" style:family="table-cell" style:parent-style-name="Default" style:data-style-name="N116">
      <style:table-cell-properties fo:border="0.06pt solid #000000"/>
      <style:map style:condition="cell-content()=MAX([$Sheet1.$F$5:.$F$7])" style:apply-style-name="Untitled2" style:base-cell-address="Sheet1.F5"/>
    </style:style>
    <style:style style:name="ce7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F$11:.$F$16])" style:apply-style-name="Untitled1" style:base-cell-address="Sheet1.F11"/>
    </style:style>
    <style:style style:name="ce8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F$11:.$F$16])" style:apply-style-name="Untitled1" style:base-cell-address="Sheet1.F22"/>
    </style:style>
    <style:style style:name="ce10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G$5:.$G$7])" style:apply-style-name="Untitled3" style:base-cell-address="Sheet1.G5"/>
    </style:style>
    <style:style style:name="ce11" style:family="table-cell" style:parent-style-name="Default" style:data-style-name="N116">
      <style:table-cell-properties fo:border="0.06pt solid #000000"/>
      <style:map style:condition="cell-content()=MAX([$Sheet1.$G$5:.$G$7])" style:apply-style-name="Untitled3" style:base-cell-address="Sheet1.G5"/>
    </style:style>
    <style:style style:name="ce12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  <style:map style:condition="cell-content()=MAX([$Sheet1.$G$11:.$G$16])" style:apply-style-name="Untitled1" style:base-cell-address="Sheet1.G2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9"/>
        <table:table-column table:style-name="co6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Source performance</text:p>
          </table:table-cell>
          <table:table-cell table:style-name="Default" office:value-type="float" office:value="0.986062462395833" calcext:value-type="float">
            <text:p>0.9860624624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BLOCKS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score</text:p>
          </table:table-cell>
          <table:table-cell office:value-type="string" calcext:value-type="string">
            <text:p>Target score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style-name="ce3" office:value-type="float" office:value="0.711999999731779" calcext:value-type="float">
            <text:p>0.712</text:p>
          </table:table-cell>
          <table:table-cell table:style-name="ce3" office:value-type="float" office:value="0.668000000715256" calcext:value-type="float">
            <text:p>0.668</text:p>
          </table:table-cell>
          <table:table-cell table:style-name="ce5" table:formula="of:=[.D5]/[.$B$1]" office:value-type="float" office:value="0.722063790971045" calcext:value-type="float">
            <text:p>0.722</text:p>
          </table:table-cell>
          <table:table-cell table:style-name="ce10" table:formula="of:=[.E5]/[.$B$1]" office:value-type="float" office:value="0.677441872284864" calcext:value-type="float">
            <text:p>0.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70800000205636" calcext:value-type="float">
            <text:p>0.708</text:p>
          </table:table-cell>
          <table:table-cell table:style-name="ce3" office:value-type="float" office:value="0.730000004172325" calcext:value-type="float">
            <text:p>0.730</text:p>
          </table:table-cell>
          <table:table-cell table:style-name="ce5" table:formula="of:=[.D6]/[.$B$1]" office:value-type="float" office:value="0.718007255175432" calcext:value-type="float">
            <text:p>0.718</text:p>
          </table:table-cell>
          <table:table-cell table:style-name="ce10" table:formula="of:=[.E6]/[.$B$1]" office:value-type="float" office:value="0.740318217163085" calcext:value-type="float">
            <text:p>0.7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style-name="ce3" office:value-type="float" office:value="0.69200000166893" calcext:value-type="float">
            <text:p>0.692</text:p>
          </table:table-cell>
          <table:table-cell table:style-name="ce3" office:value-type="float" office:value="0.680000001192093" calcext:value-type="float">
            <text:p>0.680</text:p>
          </table:table-cell>
          <table:table-cell table:style-name="ce6" table:formula="of:=[.D7]/[.$B$1]" office:value-type="float" office:value="0.701781102170323" calcext:value-type="float">
            <text:p>0.702</text:p>
          </table:table-cell>
          <table:table-cell table:style-name="ce11" table:formula="of:=[.E7]/[.$B$1]" office:value-type="float" office:value="0.689611487227593" calcext:value-type="float">
            <text:p>0.69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score</text:p>
          </table:table-cell>
          <table:table-cell office:value-type="string" calcext:value-type="string">
            <text:p>Target score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618823530919412" calcext:value-type="float">
            <text:p>0.619</text:p>
          </table:table-cell>
          <table:table-cell table:style-name="ce3" office:value-type="float" office:value="0.801568626188764" calcext:value-type="float">
            <text:p>0.802</text:p>
          </table:table-cell>
          <table:table-cell table:style-name="ce7" table:formula="of:=IF(ISBLANK( [.D11]); &quot;&quot;; [.D11]/[.$B$1])" office:value-type="float" office:value="0.627570315795065" calcext:value-type="float">
            <text:p>0.628</text:p>
          </table:table-cell>
          <table:table-cell table:style-name="ce8" table:formula="of:=IF(ISBLANK( [.E11]); &quot;&quot;; [.E11]/[.$B$1])" office:value-type="float" office:value="0.812898428605826" calcext:value-type="float">
            <text:p>0.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691764708827524" calcext:value-type="float">
            <text:p>0.692</text:p>
          </table:table-cell>
          <table:table-cell table:style-name="ce3" office:value-type="float" office:value="0.832156862698349" calcext:value-type="float">
            <text:p>0.832</text:p>
          </table:table-cell>
          <table:table-cell table:style-name="ce8" table:formula="of:=IF(ISBLANK( [.D12]); &quot;&quot;; [.D12]/[.$B$1])" office:value-type="float" office:value="0.701542483573247" calcext:value-type="float">
            <text:p>0.702</text:p>
          </table:table-cell>
          <table:table-cell table:style-name="ce8" table:formula="of:=IF(ISBLANK( [.E12]); &quot;&quot;; [.E12]/[.$B$1])" office:value-type="float" office:value="0.843919015714745" calcext:value-type="float">
            <text:p>0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style-name="ce3" office:value-type="float" office:value="0.613333330434911" calcext:value-type="float">
            <text:p>0.613</text:p>
          </table:table-cell>
          <table:table-cell table:style-name="ce3" office:value-type="float" office:value="0.646274513181518" calcext:value-type="float">
            <text:p>0.646</text:p>
          </table:table-cell>
          <table:table-cell table:style-name="ce8" table:formula="of:=IF(ISBLANK( [.D13]); &quot;&quot;; [.D13]/[.$B$1])" office:value-type="float" office:value="0.622002513861745" calcext:value-type="float">
            <text:p>0.622</text:p>
          </table:table-cell>
          <table:table-cell table:style-name="ce8" table:formula="of:=IF(ISBLANK( [.E13]); &quot;&quot;; [.E13]/[.$B$1])" office:value-type="float" office:value="0.655409305016304" calcext:value-type="float">
            <text:p>0.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style-name="ce3" office:value-type="float" office:value="0.581960785184421" calcext:value-type="float">
            <text:p>0.582</text:p>
          </table:table-cell>
          <table:table-cell table:style-name="ce3" office:value-type="float" office:value="0.717647060459735" calcext:value-type="float">
            <text:p>0.718</text:p>
          </table:table-cell>
          <table:table-cell table:style-name="ce8" table:formula="of:=IF(ISBLANK( [.D14]); &quot;&quot;; [.D14]/[.$B$1])" office:value-type="float" office:value="0.590186532170014" calcext:value-type="float">
            <text:p>0.590</text:p>
          </table:table-cell>
          <table:table-cell table:style-name="ce8" table:formula="of:=IF(ISBLANK( [.E14]); &quot;&quot;; [.E14]/[.$B$1])" office:value-type="float" office:value="0.727790670294932" calcext:value-type="float">
            <text:p>0.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style-name="ce4" office:value-type="float" office:value="0.693333335366904" calcext:value-type="float">
            <text:p>0.693</text:p>
          </table:table-cell>
          <table:table-cell table:style-name="ce3" office:value-type="float" office:value="0.834509800462162" calcext:value-type="float">
            <text:p>0.835</text:p>
          </table:table-cell>
          <table:table-cell table:style-name="ce4" table:formula="of:=IF(ISBLANK( [.D15]); &quot;&quot;; [.D15]/[.$B$1])" office:value-type="float" office:value="0.703133281924468" calcext:value-type="float">
            <text:p>0.703</text:p>
          </table:table-cell>
          <table:table-cell table:style-name="ce8" table:formula="of:=IF(ISBLANK( [.E15]); &quot;&quot;; [.E15]/[.$B$1])" office:value-type="float" office:value="0.84630521116741" calcext:value-type="float">
            <text:p>0.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style-name="ce3" office:value-type="float" office:value="0.585882353724218" calcext:value-type="float">
            <text:p>0.586</text:p>
          </table:table-cell>
          <table:table-cell table:style-name="ce4" office:value-type="float" office:value="0.862745095701779" calcext:value-type="float">
            <text:p>0.863</text:p>
          </table:table-cell>
          <table:table-cell table:style-name="ce8" table:formula="of:=IF(ISBLANK( [.D16]); &quot;&quot;; [.D16]/[.$B$1])" office:value-type="float" office:value="0.594163530270386" calcext:value-type="float">
            <text:p>0.594</text:p>
          </table:table-cell>
          <table:table-cell table:style-name="ce4" table:formula="of:=IF(ISBLANK( [.E16]); &quot;&quot;; [.E16]/[.$B$1])" office:value-type="float" office:value="0.874939599267951" calcext:value-type="float">
            <text:p>0.875</text:p>
          </table:table-cell>
          <table:table-cell table:number-columns-repeated="3"/>
          <table:table-cell table:formula="of:=IF(ROWS([.$A$1:.$AMJ13])&gt;[.$K$1];&quot;&quot;;INDEX([.E$1:.E$1048576];smbody + head(IF([.$D$11:.$D$16]&lt;&gt;&quot;&quot;;ROW([.$D$11:.$D$16]));ROWS([.$A$1:.$AMJ13]))))">
            <text:p/>
          </table:table-cell>
        </table:table-row>
        <table:table-row table:style-name="ro1" table:number-rows-repeated="4"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Meta-Learner Input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Meta-Learner Outputs</text:p>
          </table:table-cell>
          <table:table-cell office:value-type="string" calcext:value-type="string">
            <text:p>Source score</text:p>
          </table:table-cell>
          <table:table-cell office:value-type="string" calcext:value-type="string">
            <text:p>Target score</text:p>
          </table:table-cell>
          <table:table-cell table:style-name="ce1" office:value-type="string" calcext:value-type="string">
            <text:p>Retention</text:p>
          </table:table-cell>
          <table:table-cell table:style-name="ce1" office:value-type="string" calcext:value-type="string">
            <text:p>Acqui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22]); &quot;&quot;; [.D22]/[.$B$1])">
            <text:p/>
          </table:table-cell>
          <table:table-cell table:formula="of:=IF(ISBLANK( [.E22]); &quot;&quot;; [.E22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23]); &quot;&quot;; [.D23]/[.$B$1])">
            <text:p/>
          </table:table-cell>
          <table:table-cell table:formula="of:=IF(ISBLANK( [.E23]); &quot;&quot;; [.E23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24]); &quot;&quot;; [.D24]/[.$B$1])">
            <text:p/>
          </table:table-cell>
          <table:table-cell table:formula="of:=IF(ISBLANK( [.E24]); &quot;&quot;; [.E24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25]); &quot;&quot;; [.D25]/[.$B$1])">
            <text:p/>
          </table:table-cell>
          <table:table-cell table:formula="of:=IF(ISBLANK( [.E25]); &quot;&quot;; [.E25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26]); &quot;&quot;; [.D26]/[.$B$1])">
            <text:p/>
          </table:table-cell>
          <table:table-cell table:formula="of:=IF(ISBLANK( [.E26]); &quot;&quot;; [.E26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27]); &quot;&quot;; [.D27]/[.$B$1])">
            <text:p/>
          </table:table-cell>
          <table:table-cell table:formula="of:=IF(ISBLANK( [.E27]); &quot;&quot;; [.E27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28]); &quot;&quot;; [.D28]/[.$B$1])">
            <text:p/>
          </table:table-cell>
          <table:table-cell table:formula="of:=IF(ISBLANK( [.E28]); &quot;&quot;; [.E28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29]); &quot;&quot;; [.D29]/[.$B$1])">
            <text:p/>
          </table:table-cell>
          <table:table-cell table:formula="of:=IF(ISBLANK( [.E29]); &quot;&quot;; [.E29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+ 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0]); &quot;&quot;; [.D30]/[.$B$1])">
            <text:p/>
          </table:table-cell>
          <table:table-cell table:formula="of:=IF(ISBLANK( [.E30]); &quot;&quot;; [.E30]/[.$B$1])">
            <text:p/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Copy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31]); &quot;&quot;; [.D31]/[.$B$1])">
            <text:p/>
          </table:table-cell>
          <table:table-cell table:formula="of:=IF(ISBLANK( [.E31]); &quot;&quot;; [.E31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32]); &quot;&quot;; [.D32]/[.$B$1])">
            <text:p/>
          </table:table-cell>
          <table:table-cell table:formula="of:=IF(ISBLANK( [.E32]); &quot;&quot;; [.E32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3]); &quot;&quot;; [.D33]/[.$B$1])">
            <text:p/>
          </table:table-cell>
          <table:table-cell table:formula="of:=IF(ISBLANK( [.E33]); &quot;&quot;; [.E33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34]); &quot;&quot;; [.D34]/[.$B$1])">
            <text:p/>
          </table:table-cell>
          <table:table-cell table:formula="of:=IF(ISBLANK( [.E34]); &quot;&quot;; [.E34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35]); &quot;&quot;; [.D35]/[.$B$1])">
            <text:p/>
          </table:table-cell>
          <table:table-cell table:formula="of:=IF(ISBLANK( [.E35]); &quot;&quot;; [.E35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6]); &quot;&quot;; [.D36]/[.$B$1])">
            <text:p/>
          </table:table-cell>
          <table:table-cell table:formula="of:=IF(ISBLANK( [.E36]); &quot;&quot;; [.E36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Deltas</text:p>
          </table:table-cell>
          <table:table-cell table:number-columns-repeated="2"/>
          <table:table-cell table:formula="of:=IF(ISBLANK( [.D37]); &quot;&quot;; [.D37]/[.$B$1])">
            <text:p/>
          </table:table-cell>
          <table:table-cell table:formula="of:=IF(ISBLANK( [.E37]); &quot;&quot;; [.E37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Deltas</text:p>
          </table:table-cell>
          <table:table-cell table:number-columns-repeated="2"/>
          <table:table-cell table:formula="of:=IF(ISBLANK( [.D38]); &quot;&quot;; [.D38]/[.$B$1])">
            <text:p/>
          </table:table-cell>
          <table:table-cell table:formula="of:=IF(ISBLANK( [.E38]); &quot;&quot;; [.E38]/[.$B$1]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opy-Random</text:p>
          </table:table-cell>
          <table:table-cell office:value-type="string" calcext:value-type="string">
            <text:p>Gates + Tanh Deltas</text:p>
          </table:table-cell>
          <table:table-cell table:number-columns-repeated="2"/>
          <table:table-cell table:formula="of:=IF(ISBLANK( [.D39]); &quot;&quot;; [.D39]/[.$B$1])">
            <text:p/>
          </table:table-cell>
          <table:table-cell table:formula="of:=IF(ISBLANK( [.E39]); &quot;&quot;; [.E39]/[.$B$1])">
            <text:p/>
          </table:table-cell>
          <table:table-cell table:number-columns-repeated="4"/>
        </table:table-row>
        <calcext:conditional-formats>
          <calcext:conditional-format calcext:target-range-address="Sheet1.F5:Sheet1.F7">
            <calcext:condition calcext:apply-style-name="Untitled2" calcext:value="=MAX([$Sheet1.$F$5:.$F$7])" calcext:base-cell-address="Sheet1.F5"/>
          </calcext:conditional-format>
          <calcext:conditional-format calcext:target-range-address="Sheet1.G5:Sheet1.G7">
            <calcext:condition calcext:apply-style-name="Untitled3" calcext:value="=MAX([$Sheet1.$G$5:.$G$7])" calcext:base-cell-address="Sheet1.G5"/>
          </calcext:conditional-format>
          <calcext:conditional-format calcext:target-range-address="Sheet1.F22:Sheet1.F39">
            <calcext:condition calcext:apply-style-name="Untitled1" calcext:value="=MAX([$Sheet1.$F$11:.$F$16])" calcext:base-cell-address="Sheet1.F22"/>
          </calcext:conditional-format>
          <calcext:conditional-format calcext:target-range-address="Sheet1.G22:Sheet1.G39">
            <calcext:condition calcext:apply-style-name="Untitled1" calcext:value="=MAX([$Sheet1.$G$11:.$G$16])" calcext:base-cell-address="Sheet1.G22"/>
          </calcext:conditional-format>
          <calcext:conditional-format calcext:target-range-address="Sheet1.F11:Sheet1.F11">
            <calcext:condition calcext:apply-style-name="Untitled1" calcext:value="=MAX([$Sheet1.$F$11:.$F$16])" calcext:base-cell-address="Sheet1.F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/>
    </style:style>
    <style:style style:name="Untitled2" style:family="table-cell" style:parent-style-name="Default">
      <style:text-properties fo:font-weight="bold"/>
    </style:style>
    <style:style style:name="Untitled3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5:31:08.152719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8:22:36.459001749</meta:creation-date>
    <dc:date>2018-10-19T16:05:24.488156478</dc:date>
    <meta:editing-duration>PT1H35M51S</meta:editing-duration>
    <meta:editing-cycles>6</meta:editing-cycles>
    <meta:generator>LibreOffice/5.1.6.2$Linux_X86_64 LibreOffice_project/10m0$Build-2</meta:generator>
    <meta:document-statistic meta:table-count="1" meta:cell-count="178" meta:object-count="0"/>
  </office:meta>
</office:document-meta>
</file>